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0000000577287EB251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588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2.9cm" svg:height="58.04cm" svg:x="3.472cm" svg:y="8.365cm">
          <draw:image xlink:href="Pictures/100000000000050000000577287EB251.jpg" xlink:type="simple" xlink:show="embed" xlink:actuate="onLoad">
            <text:p/>
          </draw:image>
        </draw:frame>
        <draw:frame draw:style-name="gr2" draw:text-style-name="P2" draw:layer="layout" svg:width="23.75cm" svg:height="5.838cm" svg:x="33.258cm" svg:y="74.918cm">
          <draw:text-box>
            <text:p><text:span text:style-name="T1">ПЗКС.045490-06-99</text:span></text:p>
            <text:p><text:span text:style-name="T1">Система розпізнавання графічних образів на основі використання графічних процесорів.</text:span></text:p>
            <text:p><text:span text:style-name="T1">Структура головного модуля. Діаграма класів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 Palianytsia</meta:initial-creator>
    <meta:creation-date>2013-06-12T22:58:42</meta:creation-date>
    <dc:date>2013-06-12T23:10:57</dc:date>
    <dc:creator>Oleh Palianytsia</dc:creator>
    <meta:editing-duration>P0D</meta:editing-duration>
    <meta:editing-cycles>1</meta:editing-cycles>
    <meta:document-statistic meta:object-count="2"/>
    <meta:generator>LibreOffice/3.6$Linux_x86 LibreOffice_project/360m1$Build-2</meta:generator>
  </office:meta>
</office:document-meta>
</file>